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01b26d1" officeooo:paragraph-rsid="001b26d1" style:text-blinking="false" fo:background-color="transparent"/>
    </style:style>
    <style:style style:name="P2" style:family="paragraph" style:parent-style-name="Text_20_body">
      <style:paragraph-properties fo:margin-left="1.251cm" fo:margin-right="0cm" fo:margin-top="0cm" fo:margin-bottom="0cm" loext:contextual-spacing="false" fo:line-height="120%" fo:text-indent="0cm" style:auto-text-indent="false" style:writing-mode="lr-tb"/>
    </style:style>
    <style:style style:name="P3" style:family="paragraph" style:parent-style-name="Text_20_body">
      <style:paragraph-properties fo:margin-left="0cm" fo:margin-right="0cm" fo:margin-top="0cm" fo:margin-bottom="0cm" loext:contextual-spacing="false" fo:line-height="120%" fo:text-indent="0cm" style:auto-text-indent="false" style:writing-mode="lr-tb"/>
    </style:style>
    <style:style style:name="P4" style:family="paragraph" style:parent-style-name="Text_20_body">
      <style:paragraph-properties fo:margin-left="0cm" fo:margin-right="0cm" fo:margin-top="0cm" fo:margin-bottom="0cm" loext:contextual-spacing="false" fo:line-height="120%" fo:text-indent="0cm" style:auto-text-indent="false" style:writing-mode="lr-tb"/>
      <style:text-properties fo:font-weight="normal"/>
    </style:style>
    <style:style style:name="P5"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80" style:text-line-through-style="none" style:text-line-through-type="none" style:font-name="Liberation Serif1" fo:font-size="12pt" fo:font-style="normal" style:text-underline-style="solid" style:text-underline-width="auto" style:text-underline-color="font-color" style:text-blinking="false" fo:background-color="transparent" loext:char-shading-value="0"/>
    </style:style>
    <style:style style:name="T9" style:family="text">
      <style:text-properties fo:font-variant="normal" fo:text-transform="none" fo:color="#000080" style:text-line-through-style="none" style:text-line-through-type="none" style:font-name="Liberation Serif1" fo:font-size="12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80"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1" style:family="text">
      <style:text-properties fo:font-variant="normal" fo:text-transform="none" fo:color="#000080"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12" style:family="text">
      <style:text-properties fo:font-weight="normal"/>
    </style:style>
    <style:style style:name="T13" style:family="text">
      <style:text-properties fo:font-weight="bold" style:font-weight-asian="bold" style:font-weight-complex="bold"/>
    </style:style>
    <style:style style:name="T14" style:family="text">
      <style:text-properties officeooo:rsid="001b26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3"><text:bookmark text:name="docs-internal-guid-0a5d84f7-7fff-40b1-300c-0d6ca26a6eff"/><text:span text:style-name="T4">1.  printf 'HEAD / HTTP/1.1\r\nHost: </text:span><text:a xlink:type="simple" xlink:href="http://en.wikipedia.org/" text:style-name="Internet_20_link" text:visited-style-name="Visited_20_Internet_20_Link"><text:span text:style-name="T11">en.wikipedia.org</text:span></text:a><text:span text:style-name="T4">\r\n\r\n' | nc </text:span><text:a xlink:type="simple" xlink:href="http://en.wikipedia.org/" text:style-name="Internet_20_link" text:visited-style-name="Visited_20_Internet_20_Link"><text:span text:style-name="T11">en.wikipedia.org</text:span></text:a><text:span text:style-name="T7"> </text:span><text:span text:style-name="T4">80</text:span></text:p>
      <text:p text:style-name="Text_20_body"><text:span text:style-name="T12"><text:line-break/></text:span>HTTP/1.1 301 TLS Redirect</text:p>
      <text:p text:style-name="Standard">Date: Tue, 07 Jan 2020 06:28:58 GMT</text:p>
      <text:p text:style-name="Standard">Server: Varnish</text:p>
      <text:p text:style-name="Standard">X-Varnish: 453803996</text:p>
      <text:p text:style-name="Standard">X-Cache: cp5011 int</text:p>
      <text:p text:style-name="Standard">X-Cache-Status: int-front</text:p>
      <text:p text:style-name="Standard">Server-Timing: cache;desc="int-front"</text:p>
      <text:p text:style-name="Standard">Set-Cookie: WMF-Last-Access=07-Jan-2020;Path=/;HttpOnly;secure;Expires=Sat, 08 Feb 2020 00:00:00 GMT</text:p>
      <text:p text:style-name="Standard">Set-Cookie: WMF-Last-Access-Global=07-Jan-2020;Path=/;Domain=.wikipedia.org;HttpOnly;secure;Expires=Sat, 08 Feb 2020 00:00:00 GMT</text:p>
      <text:p text:style-name="Standard">X-Client-IP: 183.82.101.16</text:p>
      <text:p text:style-name="Standard">Location: https://en.wikipedia.org/</text:p>
      <text:p text:style-name="Standard">Content-Length: 0</text:p>
      <text:p text:style-name="Standard">Via: HTTP/1.1 forward.http.proxy:3128</text:p>
      <text:p text:style-name="Standard">Connection: keep-alive</text:p>
      <text:p text:style-name="Standard"/>
      <text:p text:style-name="Standard">nc-netcat picks up the input of the print statement which has wikipedia and sends it over the network as input to the address and port that we tell it to and displays the output. This command gives a whole lot of information about the provided host i.e.,wikipedia in this case.</text:p>
      <text:p text:style-name="Standard"/>
      <text:p text:style-name="Standard"/>
      <text:p text:style-name="P4"><text:bookmark text:name="docs-internal-guid-ffa6d88b-7fff-a091-32b0-1d32dc6bb361"/><text:span text:style-name="T3">2. What changes should be made to the above command to get the contents of the url </text:span><text:a xlink:type="simple" xlink:href="http://www.rediff.com/" text:style-name="Internet_20_link" text:visited-style-name="Visited_20_Internet_20_Link"><text:span text:style-name="T10">www.rediff.com</text:span></text:a></text:p>
      <text:p text:style-name="Text_20_body"/>
      <text:p text:style-name="P3"><text:span text:style-name="T2">printf 'HEAD / HTTP/1.1\r\nHost: www.rediff.com\r\n\r\n' | GET </text:span><text:a xlink:type="simple" xlink:href="http://www.rediff.com/" text:style-name="Internet_20_link" text:visited-style-name="Visited_20_Internet_20_Link"><text:span text:style-name="T9">www.rediff.com</text:span></text:a><text:span text:style-name="T6"> </text:span><text:span text:style-name="T2">80</text:span></text:p>
      <text:p text:style-name="P5">- It downloads a fi<text:span text:style-name="T14">le</text:span> named index.html.</text:p>
      <text:p text:style-name="P3"><text:span text:style-name="T2">- To display the contents of the “</text:span><text:a xlink:type="simple" xlink:href="http://www.rediff.org/" text:style-name="Internet_20_link" text:visited-style-name="Visited_20_Internet_20_Link"><text:span text:style-name="T9">www.rediff.org</text:span></text:a><text:span text:style-name="T6">”</text:span><text:span text:style-name="T2">, open index.html in a browser.</text:span></text:p>
      <text:p text:style-name="Text_20_body"><text:line-break/><text:span text:style-name="T12"><text:line-break/></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12:04:10.330014504</meta:creation-date>
    <dc:date>2020-01-16T10:00:56.482719282</dc:date>
    <meta:editing-duration>PT6M28S</meta:editing-duration>
    <meta:editing-cycles>2</meta:editing-cycles>
    <meta:generator>LibreOffice/6.1.6.3$Linux_X86_64 LibreOffice_project/10$Build-3</meta:generator>
    <meta:document-statistic meta:table-count="0" meta:image-count="0" meta:object-count="0" meta:page-count="1" meta:paragraph-count="22" meta:word-count="154" meta:character-count="1206" meta:non-whitespace-character-count="1067"/>
  </office:meta>
</office:document-meta>
</file>